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50400" calcext:value-type="float">
            <text:p>50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54200" calcext:value-type="float">
            <text:p>54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83400" calcext:value-type="float">
            <text:p>183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style-name="ce15" table:formula="of:=SUM([.B31:.F31])" office:value-type="float" office:value="15400" calcext:value-type="float">
            <text:p>15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422.222222222222" calcext:value-type="float">
            <text:p>422.22222222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422.222222222222" calcext:value-type="float">
            <text:p>422.22222222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812.222222222222" calcext:value-type="float">
            <text:p>812.22222222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812.222222222222" calcext:value-type="float">
            <text:p>812.222222222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18" office:value-type="float" office:value="422.222222222222" calcext:value-type="float">
            <text:p>422.2222222222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812.222222222222" calcext:value-type="float">
            <text:p>812.22222222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22.222222222222" calcext:value-type="float">
            <text:p>422.222222222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15854.4444444445" calcext:value-type="float">
            <text:p>15854.444444444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4:13:21.950437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1T14:13:59.650015608</dc:date>
    <meta:editing-duration>P10DT4H43M5S</meta:editing-duration>
    <meta:editing-cycles>3206</meta:editing-cycles>
    <meta:generator>LibreOffice/4.2.8.2$Linux_X86_64 LibreOffice_project/420m0$Build-2</meta:generator>
    <meta:document-statistic meta:table-count="19" meta:cell-count="8872" meta:object-count="0"/>
  </office:meta>
</office:document-meta>
</file>